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2450" draw:textarea-horizontal-align="justify" draw:textarea-vertical-align="middle" draw:auto-grow-height="false" fo:min-height="4.53cm" fo:min-width="5.432cm"/>
    </style:style>
    <style:style style:name="gr2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2.647cm" fo:min-width="2.433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P1" style:family="paragraph">
      <loext:graphic-properties draw:fill-color="#31245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32cm" svg:height="4.78cm" svg:x="6.815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Donuts-Donuts 1" draw:style-name="gr2" draw:text-style-name="P3" draw:layer="layout" svg:width="2.932cm" svg:height="2.908cm" svg:x="8.24cm" svg:y="3.95cm">
          <text:p text:style-name="P2"><text:span text:style-name="T1">TWETWE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1T18:54:27.169000000</meta:creation-date>
    <dc:date>2022-09-21T20:39:29.608000000</dc:date>
    <meta:editing-duration>PT43M28S</meta:editing-duration>
    <meta:editing-cycles>2</meta:editing-cycles>
    <meta:generator>LibreOffice/7.2.5.2$Windows_X86_64 LibreOffice_project/499f9727c189e6ef3471021d6132d4c694f357e5</meta:generator>
    <meta:document-statistic meta:object-count="2"/>
  </office:meta>
</office:document-meta>
</file>